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20a2b2" officeooo:paragraph-rsid="000122c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officeooo:rsid="000122ca" officeooo:paragraph-rsid="000122ca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officeooo:rsid="000122ca" officeooo:paragraph-rsid="000122ca" style:font-size-asian="14pt" style:font-size-complex="16pt"/>
    </style:style>
    <style:style style:name="P4" style:family="paragraph" style:parent-style-name="Standard" style:list-style-name="L1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2592" officeooo:paragraph-rsid="000122ca" style:text-blinking="false" fo:background-color="transparent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3ac9" officeooo:paragraph-rsid="000122ca" style:text-blinking="false" fo:background-color="transparen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122ca" style:text-blinking="false" fo:background-color="transparent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paragraph-rsid="000122ca" style:text-blinking="false" fo:background-color="transparent" style:font-size-asian="13pt" style:font-size-complex="13pt"/>
    </style:style>
    <style:style style:name="P8" style:family="paragraph" style:parent-style-name="Text_20_body" style:list-style-name="L1">
      <style:paragraph-properties fo:margin-top="0cm" fo:margin-bottom="0cm" loext:contextual-spacing="false" fo:line-height="150%" style:writing-mode="lr-tb"/>
      <style:text-properties fo:font-size="13pt" officeooo:paragraph-rsid="000122ca" style:font-size-asian="13pt" style:font-size-complex="13pt"/>
    </style:style>
    <style:style style:name="P9" style:family="paragraph" style:parent-style-name="Text_20_body" style:list-style-name="L1">
      <style:paragraph-properties fo:margin-top="0cm" fo:margin-bottom="0cm" loext:contextual-spacing="false" fo:line-height="150%" style:writing-mode="lr-tb"/>
      <style:text-properties officeooo:paragraph-rsid="000122ca"/>
    </style:style>
    <style:style style:name="P10" style:family="paragraph" style:parent-style-name="Text_20_body" style:list-style-name="L8">
      <style:paragraph-properties fo:margin-top="0cm" fo:margin-bottom="0cm" loext:contextual-spacing="false" fo:line-height="150%" fo:text-align="start" style:justify-single-word="false"/>
      <style:text-properties fo:font-size="13pt" fo:font-weight="normal" officeooo:paragraph-rsid="000122ca" style:font-size-asian="13pt" style:font-weight-asian="normal" style:font-size-complex="13pt" style:font-weight-complex="normal"/>
    </style:style>
    <style:style style:name="T1" style:family="text">
      <style:text-properties officeooo:rsid="00223ac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0a2b2" style:text-blinking="false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3ac9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20a2b2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0a2b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хническое задание по проекту «Записная книжка»</text:p>
      <text:p text:style-name="P3"/>
      <text:list xml:id="list1004118326184557937" text:style-name="L8">
        <text:list-item>
          <text:p text:style-name="P10"><text:span text:style-name="T6">должна быть возможность хранить:</text:span></text:p>
        </text:list-item>
      </text:list>
      <text:list xml:id="list7590582514927257790" text:style-name="L1">
        <text:list-item>
          <text:list>
            <text:list-item>
              <text:p text:style-name="P6">имя, <text:span text:style-name="T1">фамилия, псевдоним</text:span></text:p>
            </text:list-item>
            <text:list-item>
              <text:p text:style-name="P6">телефон</text:p>
            </text:list-item>
            <text:list-item>
              <text:p text:style-name="P6">адрес</text:p>
            </text:list-item>
            <text:list-item>
              <text:p text:style-name="P5">дата рождения</text:p>
            </text:list-item>
            <text:list-item>
              <text:p text:style-name="P9"><text:span text:style-name="T4">должность</text:span></text:p>
            </text:list-item>
          </text:list>
        </text:list-item>
        <text:list-item>
          <text:p text:style-name="P8"><text:span text:style-name="T7">должна быть страница просмотра всех записей в записной книжке</text:span></text:p>
          <text:list>
            <text:list-item>
              <text:p text:style-name="P4">Упорядочение по алфавиту и по дате последней корректировки</text:p>
            </text:list-item>
            <text:list-item>
              <text:p text:style-name="P6">нужно сделать постраничный вывод, по 6 элементов на странице максимум</text:p>
            </text:list-item>
            <text:list-item>
              <text:p text:style-name="P6">отображение в виде таблицы (HTML)</text:p>
            </text:list-item>
            <text:list-item>
              <text:p text:style-name="P6">на странице должна быть ссылка «Добавить новую запись»</text:p>
            </text:list-item>
          </text:list>
        </text:list-item>
        <text:list-item>
          <text:p text:style-name="P7">должна быть отдельная страница добавления</text:p>
          <text:list>
            <text:list-item>
              <text:p text:style-name="P6">ни имя, ни телефон не могут повторяться, должно выводиться предупреждение о том, что такой пользователь уже существует</text:p>
            </text:list-item>
          </text:list>
        </text:list-item>
        <text:list-item>
          <text:p text:style-name="P7">возможность поиска информации:</text:p>
          <text:list>
            <text:list-item>
              <text:p text:style-name="P6">есть одно поле для поиска</text:p>
            </text:list-item>
            <text:list-item>
              <text:p text:style-name="P6">по умолчанию поиск производится по всей информации пользователя</text:p>
            </text:list-item>
            <text:list-item>
              <text:p text:style-name="P6">поиск регистро-независимый</text:p>
            </text:list-item>
            <text:list-item>
              <text:p text:style-name="P6">допускается частичное совпадение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4:22:34.576092199</meta:creation-date>
    <dc:date>2017-05-11T14:25:22.739110276</dc:date>
    <meta:editing-duration>PT2M48S</meta:editing-duration>
    <meta:editing-cycles>1</meta:editing-cycles>
    <meta:document-statistic meta:table-count="0" meta:image-count="0" meta:object-count="0" meta:page-count="1" meta:paragraph-count="19" meta:word-count="119" meta:character-count="765" meta:non-whitespace-character-count="683"/>
    <meta:generator>LibreOffice/5.1.6.2$Linux_X86_64 LibreOffice_project/10m0$Build-2</meta:generator>
  </office:meta>
</office:document-meta>
</file>